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5ad9" officeooo:paragraph-rsid="00055ad9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55ad9" officeooo:paragraph-rsid="00055ad9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158466"/>
    </style:style>
    <style:style style:name="P5" style:family="paragraph">
      <loext:graphic-properties draw:fill="solid" draw:fill-color="#ff8000"/>
    </style:style>
    <style:style style:name="P6" style:family="paragraph">
      <loext:graphic-properties draw:fill="solid" draw:fill-color="#ff8000"/>
      <style:paragraph-properties style:writing-mode="lr-tb"/>
      <style:text-properties fo:font-size="12pt"/>
    </style:style>
    <style:style style:name="P7" style:family="paragraph">
      <loext:graphic-properties draw:fill="none"/>
    </style:style>
    <style:style style:name="T1" style:family="text">
      <style:text-properties officeooo:rsid="0006abd9"/>
    </style:style>
    <style:style style:name="T2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158466" fo:min-height="0.5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ff8000" fo:min-height="1.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ff8000" fo:min-height="3.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1.195cm" fo:min-width="13.5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372cm" fo:min-width="13.6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15.326cm" fo:min-width="14.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3.704cm" fo:min-width="13.5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none" draw:textarea-horizontal-align="justify" draw:textarea-vertical-align="middle" draw:auto-grow-height="false" fo:min-height="7.574cm" fo:min-width="14.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EJ<text:span text:style-name="T1">ERCICIO</text:span> 3</text:p>
      <text:p text:style-name="Standard"/>
      <text:p text:style-name="Standard"/>
      <text:p text:style-name="Standard"><draw:frame text:anchor-type="paragraph" draw:z-index="3" draw:name="Forma4" draw:style-name="gr1" draw:text-style-name="P3" svg:width="3.407cm" svg:height="0.496cm" svg:x="1.933cm" svg:y="0.355cm"><draw:text-box><text:p>div class=”pagina”</text:p></draw:text-box></draw:frame></text:p>
      <text:p text:style-name="Standard"/>
      <text:p text:style-name="Standard"><draw:custom-shape text:anchor-type="paragraph" draw:z-index="0" draw:name="Forma1" draw:style-name="gr11" draw:text-style-name="P7" svg:width="14.091cm" svg:height="7.575cm" svg:x="1.468cm" svg:y="0.141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1" draw:name="Forma2" draw:style-name="gr7" svg:width="13.627cm" svg:height="1.373cm" svg:x="1.683cm" svg:y="0.183cm"><text:p/><draw:enhanced-geometry svg:viewBox="0 0 21600 21600" draw:type="rectangle" draw:enhanced-path="M 0 0 L 21600 0 21600 21600 0 21600 0 0 Z N"/></draw:custom-shape><draw:frame text:anchor-type="paragraph" draw:z-index="4" draw:name="Forma5" draw:style-name="gr5" draw:text-style-name="P3" svg:width="12.535cm" svg:height="0.976cm" svg:x="1.882cm" svg:y="0.383cm"><draw:text-box><text:p>Div class=”encabezado” <text:s text:c="22"/>H1</text:p></draw:text-box></draw:frame></text:p>
      <text:p text:style-name="Standard"/>
      <text:p text:style-name="Standard"/>
      <text:p text:style-name="Standard"><draw:custom-shape text:anchor-type="paragraph" draw:z-index="2" draw:name="Forma3" draw:style-name="gr10" svg:width="13.576cm" svg:height="3.705cm" svg:x="1.667cm" svg:y="0.411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6" draw:name="Forma6" draw:style-name="gr9" draw:text-style-name="P3" svg:width="5.887cm" svg:height="2.437cm" svg:x="2.245cm" svg:y="0.171cm"><draw:text-box><text:p>TextBox y Labels</text:p><text:p>cssClass=”elemento”</text:p><text:p/><text:p>Button</text:p><text:p>cssClass=”elemento1”</text:p></draw:text-box></draw:frame></text:p>
      <text:p text:style-name="Standard"/>
      <text:p text:style-name="P1"/>
      <text:p text:style-name="P2">EJERCICIO 4</text:p>
      <text:p text:style-name="P1"/>
      <text:p text:style-name="P1"><draw:frame text:anchor-type="paragraph" draw:z-index="15" draw:name="Forma4_0" draw:style-name="gr1" draw:text-style-name="P3" svg:width="3.407cm" svg:height="0.496cm" svg:x="2.524cm" svg:y="0.194cm"><draw:text-box><text:p>div class=”page”</text:p></draw:text-box></draw:frame></text:p>
      <text:p text:style-name="Standard"><draw:custom-shape text:anchor-type="paragraph" draw:z-index="7" draw:name="Forma1_0" draw:style-name="gr8" draw:text-style-name="P7" svg:width="14.091cm" svg:height="15.327cm" svg:x="1.468cm" svg:y="0.284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8" draw:name="Forma2_0" draw:style-name="gr7" svg:width="13.627cm" svg:height="1.373cm" svg:x="1.633cm" svg:y="-0.037cm"><text:p/><draw:enhanced-geometry svg:viewBox="0 0 21600 21600" draw:type="rectangle" draw:enhanced-path="M 0 0 L 21600 0 21600 21600 0 21600 0 0 Z N"/></draw:custom-shape><draw:frame text:anchor-type="paragraph" draw:z-index="10" draw:name="Forma5_1" draw:style-name="gr5" draw:text-style-name="P3" svg:width="12.535cm" svg:height="0.976cm" svg:x="1.931cm" svg:y="0.171cm"><draw:text-box><text:p>div class=”cabecera” <text:s text:c="22"/>H1</text:p></draw:text-box></draw:frame><draw:frame text:anchor-type="paragraph" draw:z-index="11" draw:name="Forma5_2" draw:style-name="gr5" draw:text-style-name="P3" svg:width="4.532cm" svg:height="0.976cm" svg:x="2.046cm" svg:y="1.783cm"><draw:text-box><text:p>div class=”contenido”</text:p></draw:text-box></draw:frame><draw:frame text:anchor-type="paragraph" draw:z-index="12" draw:name="Forma6_0" draw:style-name="gr4" draw:text-style-name="P6" svg:width="5.887cm" svg:height="3.41cm" svg:x="2.212cm" svg:y="3.75cm"><draw:text-box><text:p><text:span text:style-name="T2">fieldset class=”field1”</text:span></text:p><text:p><text:span text:style-name="T2"/></text:p><text:p><text:span text:style-name="T2">TextBox </text:span></text:p><text:p><text:span text:style-name="T2">CssClass=”elemento”</text:span></text:p><text:p><text:span text:style-name="T2"/></text:p><text:p><text:span text:style-name="T2">Button</text:span></text:p><text:p><text:span text:style-name="T2">CssClass=”btn”</text:span></text:p></draw:text-box></draw:frame><draw:frame text:anchor-type="paragraph" draw:z-index="13" draw:name="Forma6_1" draw:style-name="gr3" draw:text-style-name="P5" svg:width="5.887cm" svg:height="3.41cm" svg:x="2.196cm" svg:y="7.521cm"><draw:text-box><text:p><text:span text:style-name="T2">Fieldset class=”field2”</text:span></text:p><text:p/><text:p>Labels</text:p><text:p>CssClass=”etiqueta”</text:p><text:p/><text:p>Button</text:p><text:p>cssClass=”btn”</text:p></draw:text-box></draw:frame><draw:frame text:anchor-type="paragraph" draw:z-index="14" draw:name="Forma7" draw:style-name="gr2" draw:text-style-name="P4" svg:width="5.756cm" svg:height="0.597cm" svg:x="2.145cm" svg:y="11.204cm"><draw:text-box><text:p>Button CssClass=”btn2”</text:p></draw:text-box></draw:frame><draw:frame text:anchor-type="paragraph" draw:z-index="5" draw:name="Forma5_0" draw:style-name="gr5" draw:text-style-name="P3" svg:width="4.532cm" svg:height="0.976cm" svg:x="1.6cm" svg:y="0.259cm"><draw:text-box><text:p>Div class=”cuerpo”</text:p></draw:text-box></draw:frame><draw:custom-shape text:anchor-type="paragraph" draw:z-index="9" draw:name="Forma3_0" draw:style-name="gr6" svg:width="13.576cm" svg:height="11.196cm" svg:x="1.6cm" svg:y="1.58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30T08:35:12.999000000</meta:creation-date>
    <dc:date>2020-09-30T08:51:19.063000000</dc:date>
    <meta:editing-duration>PT5M45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2" meta:word-count="4" meta:character-count="22" meta:non-whitespace-character-count="20"/>
  </office:meta>
</office:document-meta>
</file>